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OfTest.can_be_vararg_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OfTest.should_check_for_primitive_wrapper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stanceOfTest.should_describe_the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OfTest.should_check_instance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